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8f90d" officeooo:paragraph-rsid="0018f90d"/>
    </style:style>
    <style:style style:name="P2" style:family="paragraph" style:parent-style-name="Standard" style:list-style-name="L2">
      <style:text-properties officeooo:rsid="001a2e9a" officeooo:paragraph-rsid="001a2e9a"/>
    </style:style>
    <style:style style:name="P3" style:family="paragraph" style:parent-style-name="Standard" style:list-style-name="L5">
      <style:text-properties officeooo:rsid="001a2e9a" officeooo:paragraph-rsid="001a2e9a"/>
    </style:style>
    <style:style style:name="P4" style:family="paragraph" style:parent-style-name="Standard" style:list-style-name="L6">
      <style:text-properties officeooo:rsid="001a2e9a" officeooo:paragraph-rsid="001a2e9a"/>
    </style:style>
    <style:style style:name="P5" style:family="paragraph" style:parent-style-name="Standard" style:list-style-name="L3">
      <style:text-properties officeooo:rsid="001c9ef7" officeooo:paragraph-rsid="001c9ef7"/>
    </style:style>
    <style:style style:name="P6" style:family="paragraph" style:parent-style-name="Standard" style:list-style-name="L3">
      <style:text-properties officeooo:rsid="001e91f6" officeooo:paragraph-rsid="001e91f6"/>
    </style:style>
    <style:style style:name="P7" style:family="paragraph" style:parent-style-name="Standard" style:list-style-name="L3">
      <style:text-properties officeooo:paragraph-rsid="001ac4a6"/>
    </style:style>
    <style:style style:name="P8" style:family="paragraph" style:parent-style-name="Standard" style:list-style-name="L4">
      <style:text-properties officeooo:rsid="001ec189" officeooo:paragraph-rsid="001ec189"/>
    </style:style>
    <style:style style:name="P9" style:family="paragraph" style:parent-style-name="Standard" style:list-style-name="L4">
      <style:text-properties officeooo:rsid="0020b215" officeooo:paragraph-rsid="0020b215"/>
    </style:style>
    <style:style style:name="P10" style:family="paragraph" style:parent-style-name="Standard" style:list-style-name="L2">
      <style:text-properties fo:font-weight="bold" officeooo:rsid="001a2e9a" officeooo:paragraph-rsid="001a2e9a" style:font-weight-asian="bold" style:font-weight-complex="bold"/>
    </style:style>
    <style:style style:name="P11" style:family="paragraph" style:parent-style-name="Standard" style:list-style-name="L2">
      <style:text-properties fo:font-weight="bold" officeooo:paragraph-rsid="001a2e9a" style:font-weight-asian="bold" style:font-weight-complex="bold"/>
    </style:style>
    <style:style style:name="T1" style:family="text">
      <style:text-properties officeooo:rsid="0018f90d"/>
    </style:style>
    <style:style style:name="T2" style:family="text">
      <style:text-properties officeooo:rsid="001ac4a6"/>
    </style:style>
    <style:style style:name="T3" style:family="text">
      <style:text-properties officeooo:rsid="001e91f6"/>
    </style:style>
    <style:style style:name="T4" style:family="text">
      <style:text-properties officeooo:rsid="0020b2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F3230 – Mandatory assignment 2</text:p>
      <text:p text:style-name="P1"/>
      <text:p text:style-name="Subtitle">Vegard Fjogstad</text:p>
      <text:p text:style-name="Subtitle"/>
      <text:h text:style-name="Heading_20_1" text:outline-level="1"><text:span text:style-name="T4">Exercise 62:</text:span></text:h>
      <text:list xml:id="list3715046648304715013" text:style-name="L2">
        <text:list-item>
          <text:p text:style-name="P11"><text:span text:style-name="T1">{f(f(x)) = f(x)}</text:span></text:p>
        </text:list-item>
      </text:list>
      <text:list xml:id="list520236522059288876" text:style-name="L3">
        <text:list-item>
          <text:list>
            <text:list-item>
              <text:p text:style-name="P7"><text:span text:style-name="T2">lpo-1: x = x</text:span></text:p>
            </text:list-item>
            <text:list-item>
              <text:p text:style-name="P5">lpo-<text:span text:style-name="T3">3</text:span>: f(x) &gt;<text:span text:style-name="T3">lpo</text:span> x</text:p>
            </text:list-item>
            <text:list-item>
              <text:p text:style-name="P6">lpo-3: f(f(x)) &gt;lpo x</text:p>
            </text:list-item>
            <text:list-item>
              <text:p text:style-name="P6">lpo-3: f(f(x)) &gt;lpo f(x)</text:p>
            </text:list-item>
          </text:list>
        </text:list-item>
      </text:list>
      <text:list xml:id="list223551994922128" text:continue-list="list3715046648304715013" text:style-name="L2">
        <text:list-item>
          <text:p text:style-name="P10">{f(x) = g(x), <text:s/>g(b) = f(a)}</text:p>
        </text:list-item>
      </text:list>
      <text:list xml:id="list6555218518922242473" text:style-name="L4">
        <text:list-item>
          <text:list>
            <text:list-item>
              <text:p text:style-name="P8">lpo-1: x=x</text:p>
            </text:list-item>
            <text:list-item>
              <text:p text:style-name="P8">lpo-<text:span text:style-name="T4">2</text:span>: b<text:span text:style-name="T4">&gt;</text:span>a</text:p>
            </text:list-item>
            <text:list-item>
              <text:p text:style-name="P9">lpo-2: f&gt;g</text:p>
            </text:list-item>
            <text:list-item>
              <text:p text:style-name="P8">lpo-2: f(x) &gt;lpo g(x)</text:p>
            </text:list-item>
            <text:list-item>
              <text:p text:style-name="P8">lpo-2 g(b) &gt;lpo f(a)</text:p>
            </text:list-item>
            <text:list-item>
              <text:p text:style-name="P8">lpo-3 f(x) &gt;lpo x</text:p>
            </text:list-item>
            <text:list-item>
              <text:p text:style-name="P8">lpo-3 g(x) &gt;lpo x</text:p>
            </text:list-item>
            <text:list-item>
              <text:p text:style-name="P8">lpo-3 g(b) &gt; a</text:p>
            </text:list-item>
          </text:list>
        </text:list-item>
      </text:list>
      <text:list xml:id="list223552343740358" text:continue-list="list223551994922128" text:style-name="L2">
        <text:list-item>
          <text:p text:style-name="P10">{f(g(x)) = g(f(x))}</text:p>
        </text:list-item>
      </text:list>
      <text:list xml:id="list3922800392637753368" text:style-name="L5">
        <text:list-item>
          <text:list>
            <text:list-item>
              <text:p text:style-name="P3"/>
            </text:list-item>
          </text:list>
        </text:list-item>
      </text:list>
      <text:list xml:id="list223552837097833" text:continue-list="list223552343740358" text:style-name="L2">
        <text:list-item>
          <text:p text:style-name="P2">{g(f(x)) = f(g(x))}</text:p>
        </text:list-item>
      </text:list>
      <text:list xml:id="list3559767611069909232" text:style-name="L6">
        <text:list-item>
          <text:list>
            <text:list-item>
              <text:p text:style-name="P4"/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8:31:11.311904776</meta:creation-date>
    <dc:date>2014-02-25T22:35:34.044039333</dc:date>
    <meta:editing-duration>PT17M44S</meta:editing-duration>
    <meta:editing-cycles>1</meta:editing-cycles>
    <meta:generator>LibreOffice/4.1.4.2$Linux_X86_64 LibreOffice_project/410m0$Build-2</meta:generator>
    <meta:document-statistic meta:table-count="0" meta:image-count="0" meta:object-count="0" meta:page-count="1" meta:paragraph-count="21" meta:word-count="83" meta:character-count="356" meta:non-whitespace-character-count="308"/>
  </office:meta>
</office:document-meta>
</file>